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list-style-name="LFO1" style:name="a436a83" style:parent-style-name="ListParagraph">
      <style:paragraph-properties/>
    </style:style>
    <style:style style:family="paragraph" style:list-style-name="LFO1" style:name="ae2cfb8" style:parent-style-name="ListParagraph">
      <style:paragraph-properties/>
    </style:style>
    <style:style style:family="paragraph" style:list-style-name="LFO1" style:name="a82071a" style:parent-style-name="ListParagraph">
      <style:paragraph-properties/>
    </style:style>
    <style:style style:family="paragraph" style:name="a052441" style:parent-style-name="ListParagraph">
      <style:text-properties fo:country="US" fo:language="en"/>
    </style:style>
    <style:style style:family="paragraph" style:name="adba091" style:parent-style-name="Normal">
      <style:text-properties fo:country="US" fo:language="en"/>
    </style:style>
    <style:style style:family="paragraph" style:list-style-name="LFO1" style:name="adb271e" style:parent-style-name="ListParagraph">
      <style:paragraph-properties/>
    </style:style>
    <style:style style:family="paragraph" style:list-style-name="LFO1" style:name="a3bfc98" style:parent-style-name="ListParagraph">
      <style:paragraph-properties/>
    </style:style>
    <style:style style:family="paragraph" style:list-style-name="LFO1" style:name="abc0cd4" style:parent-style-name="ListParagraph">
      <style:paragraph-properties/>
    </style:style>
    <style:style style:family="paragraph" style:name="a6303a1" style:parent-style-name="Normal">
      <style:paragraph-properties fo:margin-left="6.35mm"/>
    </style:style>
    <style:style style:family="paragraph" style:list-style-name="LFO1" style:name="adea7a1" style:parent-style-name="ListParagraph">
      <style:paragraph-properties/>
    </style:style>
    <style:style style:family="paragraph" style:list-style-name="LFO1" style:name="ad04a63" style:parent-style-name="ListParagraph">
      <style:paragraph-properties/>
    </style:style>
    <style:style style:family="paragraph" style:list-style-name="LFO1" style:name="a18cbfc" style:parent-style-name="ListParagraph">
      <style:paragraph-properties fo:break-before="page"/>
    </style:style>
    <text:list-style style:name="LFO1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</office:automatic-styles>
  <office:body>
    <office:text>
      <text:list text:continue-numbering="true" text:style-name="LFO1">
        <text:list-item>
          <text:p text:style-name="a18cbfc">TEST1<text:line-break/>TEST1b</text:p>
        </text:list-item>
      </text:list>
      <text:list text:continue-numbering="true" text:style-name="LFO1">
        <text:list-item>
          <text:p text:style-name="ad04a63">TEST2</text:p>
        </text:list-item>
      </text:list>
      <text:list text:continue-numbering="true" text:style-name="LFO1">
        <text:list-item>
          <text:p text:style-name="adea7a1">TEST3</text:p>
        </text:list-item>
      </text:list>
      <text:p text:style-name="a6303a1">Some Text1</text:p>
      <text:list text:continue-numbering="true" text:style-name="LFO1">
        <text:list-item>
          <text:p text:style-name="abc0cd4">TEST1<text:line-break/>TEST1b</text:p>
        </text:list-item>
      </text:list>
      <text:list text:continue-numbering="true" text:style-name="LFO1">
        <text:list-item>
          <text:p text:style-name="a3bfc98">TEST2</text:p>
        </text:list-item>
      </text:list>
      <text:list text:continue-numbering="true" text:style-name="LFO1">
        <text:list-item>
          <text:p text:style-name="adb271e">TEST3</text:p>
        </text:list-item>
      </text:list>
      <text:p text:style-name="adba091">Some Text2</text:p>
      <text:p text:style-name="a052441">Still in some List?</text:p>
      <text:list text:continue-numbering="true" text:style-name="LFO1">
        <text:list-item>
          <text:p text:style-name="a82071a">TEST1<text:line-break/>TEST1b</text:p>
        </text:list-item>
      </text:list>
      <text:list text:continue-numbering="true" text:style-name="LFO1">
        <text:list-item>
          <text:p text:style-name="ae2cfb8">TEST2</text:p>
        </text:list-item>
      </text:list>
      <text:list text:continue-numbering="true" text:style-name="LFO1">
        <text:list-item>
          <text:p text:style-name="a436a83">TEST3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List Paragraph" style:family="paragraph" style:name="ListParagraph" style:parent-style-name="Normal">
      <style:paragraph-properties fo:margin-left="12.7mm"/>
    </style:style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3</dc:date>
    <meta:editing-cycles>2</meta:editing-cycles>
    <meta:editing-duration>PT0.009S</meta:editing-duration>
  </office:meta>
</office:document-meta>
</file>